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6pt" style:font-size-asian="26pt" style:font-size-complex="26pt"/>
    </style:style>
    <style:style style:name="P2" style:family="paragraph" style:parent-style-name="Standard">
      <style:text-properties fo:color="#00cc33" fo:font-size="26pt" style:font-size-asian="26pt" style:font-size-complex="26pt"/>
    </style:style>
    <style:style style:name="P3" style:family="paragraph" style:parent-style-name="Standard">
      <style:text-properties fo:color="#00cc33" fo:font-size="26pt" style:font-size-asian="26pt" style:font-size-complex="26pt"/>
    </style:style>
    <style:style style:name="T1" style:family="text">
      <style:text-properties fo:color="#00cc33"/>
    </style:style>
    <style:style style:name="T2" style:family="text">
      <style:text-properties fo:color="#ff3300"/>
    </style:style>
    <style:style style:name="T3" style:family="text">
      <style:text-properties fo:language="ru" fo:country="RU"/>
    </style:style>
    <style:style style:name="T4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sson 1-3 No revision (TBD – Reflection)</text:p>
      <text:p text:style-name="P2">Lesson 4 (Servlets) – extracts</text:p>
      <text:p text:style-name="P2">Lesson 5 (JSP/Design Web Application/Maven Workflow) – extracts</text:p>
      <text:p text:style-name="P2">Lesson 6 (Classes/Exceptions/Debugging) partly covered</text:p>
      <text:p text:style-name="P2">Lesson 7 (Hibernate <text:span text:style-name="T4">customization – part 1) </text:span></text:p>
      <text:p text:style-name="P2">Lesson 8 (Hebirnate customization – part 2) – full version </text:p>
      <text:p text:style-name="P2">Lesson 9 (MultiThreading/SpringMVC) – full version</text:p>
      <text:p text:style-name="P2">Lesson 10 (Different topics) – full ver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rey </meta:initial-creator>
    <meta:creation-date>2015-10-06T21:15:33.61</meta:creation-date>
    <dc:date>2015-10-23T23:57:16.96</dc:date>
    <dc:creator>Andrey </dc:creator>
    <meta:editing-duration>P1DT5H30M19S</meta:editing-duration>
    <meta:editing-cycles>9</meta:editing-cycles>
    <meta:generator>OpenOffice/4.1.1$Win32 OpenOffice.org_project/411m6$Build-9775</meta:generator>
    <meta:document-statistic meta:table-count="0" meta:image-count="0" meta:object-count="0" meta:page-count="1" meta:paragraph-count="8" meta:word-count="55" meta:character-count="384"/>
  </office:meta>
</office:document-meta>
</file>